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294282918280639625"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2561069159822705906"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8185362254518071858"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8189292978576948092"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9149032104970346466"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4709643499134694736"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1656781307958645899" text:style-name="L7">
        <text:list-item>
          <text:p text:style-name="P8">Store current layout path and filename in registry. </text:p>
        </text:list-item>
        <text:list-item>
          <text:p text:style-name="P8">Close tab =&gt; remove document. </text:p>
        </text:list-item>
        <text:list-item>
          <text:p text:style-name="P8">Tools menu =&gt; show hide tool. </text:p>
        </text:list-item>
        <text:list-item>
          <text:p text:style-name="P8">Popup pane =&gt; fix buttons. </text:p>
        </text:list-item>
        <text:list-item>
          <text:p text:style-name="P8">Default layout loaded on start. </text:p>
        </text:list-item>
        <text:list-item>
          <text:p text:style-name="P8">Xaml layout. </text:p>
        </text:list-item>
      </text:list>
      <text:h text:style-name="Heading_20_2" text:outline-level="2">Bugs</text:h>
      <text:list xml:id="list5643860945361882495" text:style-name="L8">
        <text:list-item>
          <text:p text:style-name="P9">Close tool =&gt; crash. </text:p>
        </text:list-item>
        <text:list-item>
          <text:p text:style-name="P9">Close document =&gt; nothing. </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24T22:08:40.27</dc:date>
    <dc:creator>Leif Goodwin</dc:creator>
    <meta:editing-duration>P33DT2H9M4S</meta:editing-duration>
    <meta:editing-cycles>102</meta:editing-cycles>
    <meta:generator>OpenOffice/4.1.7$Win32 OpenOffice.org_project/417m1$Build-9800</meta:generator>
    <meta:document-statistic meta:table-count="0" meta:image-count="0" meta:object-count="0" meta:page-count="4" meta:paragraph-count="98" meta:word-count="960" meta:character-count="5963"/>
  </office:meta>
</office:document-meta>
</file>